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1cca6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1cca63"/>
    </style:style>
    <style:style style:name="P7" style:family="paragraph" style:parent-style-name="Standard" style:list-style-name="L1">
      <style:text-properties officeooo:paragraph-rsid="001cca63"/>
    </style:style>
    <style:style style:name="P8" style:family="paragraph" style:parent-style-name="Standard" style:list-style-name="L2">
      <style:text-properties style:font-name="DejaVu Sans Condensed" fo:font-size="12pt" officeooo:paragraph-rsid="001cca63" style:font-size-asian="12pt" style:font-size-complex="12pt"/>
    </style:style>
    <style:style style:name="P9" style:family="paragraph" style:parent-style-name="Standard" style:list-style-name="L4">
      <style:text-properties style:font-name="DejaVu Sans Condensed" fo:font-size="12pt" officeooo:paragraph-rsid="001cca63" style:font-size-asian="12pt" style:font-size-complex="12pt"/>
    </style:style>
    <style:style style:name="P10" style:family="paragraph" style:parent-style-name="Standard" style:list-style-name="L5">
      <style:text-properties style:font-name="DejaVu Sans Condensed" fo:font-size="12pt" officeooo:rsid="0019c0cd" officeooo:paragraph-rsid="001cca63" style:font-size-asian="12pt" style:font-size-complex="12pt"/>
    </style:style>
    <style:style style:name="P11" style:family="paragraph" style:parent-style-name="Standard" style:list-style-name="L6">
      <style:text-properties style:font-name="DejaVu Sans Condensed" fo:font-size="12pt" officeooo:rsid="0019c0cd" officeooo:paragraph-rsid="001cca63" style:font-size-asian="12pt" style:font-size-complex="12pt"/>
    </style:style>
    <style:style style:name="P12" style:family="paragraph" style:parent-style-name="Standard" style:list-style-name="L8">
      <style:text-properties style:font-name="DejaVu Sans Condensed" fo:font-size="12pt" officeooo:rsid="0019c0cd" officeooo:paragraph-rsid="001cca63" style:font-size-asian="12pt" style:font-size-complex="12pt"/>
    </style:style>
    <style:style style:name="P13" style:family="paragraph" style:parent-style-name="Standard" style:list-style-name="L12">
      <style:text-properties style:font-name="DejaVu Sans Condensed" fo:font-size="12pt" officeooo:rsid="0019c0cd" officeooo:paragraph-rsid="001cca63" style:font-size-asian="12pt" style:font-size-complex="12pt"/>
    </style:style>
    <style:style style:name="P14" style:family="paragraph" style:parent-style-name="Standard" style:list-style-name="L13">
      <style:text-properties style:font-name="DejaVu Sans Condensed" fo:font-size="12pt" officeooo:rsid="0019c0cd" officeooo:paragraph-rsid="001cca63" style:font-size-asian="12pt" style:font-size-complex="12pt"/>
    </style:style>
    <style:style style:name="P15" style:family="paragraph" style:parent-style-name="Standard" style:list-style-name="L7">
      <style:text-properties style:font-name="DejaVu Sans Condensed" fo:font-size="12pt" officeooo:paragraph-rsid="001cca63" style:font-size-asian="12pt" style:font-size-complex="12pt"/>
    </style:style>
    <style:style style:name="P16" style:family="paragraph" style:parent-style-name="Standard" style:list-style-name="L9">
      <style:text-properties style:font-name="DejaVu Sans Condensed" fo:font-size="12pt" officeooo:rsid="00148c7a" officeooo:paragraph-rsid="001cca63" style:font-size-asian="12pt" style:font-size-complex="12pt"/>
    </style:style>
    <style:style style:name="P17" style:family="paragraph" style:parent-style-name="Standard" style:list-style-name="L10">
      <style:text-properties style:font-name="DejaVu Sans Condensed" fo:font-size="12pt" officeooo:rsid="00148c7a" officeooo:paragraph-rsid="001cca63" style:font-size-asian="12pt" style:font-size-complex="12pt"/>
    </style:style>
    <style:style style:name="P18" style:family="paragraph" style:parent-style-name="Standard" style:list-style-name="L11">
      <style:text-properties style:font-name="DejaVu Sans Condensed" fo:font-size="12pt" officeooo:rsid="00148c7a" officeooo:paragraph-rsid="001cca63" style:font-size-asian="12pt" style:font-size-complex="12pt"/>
    </style:style>
    <style:style style:name="P19" style:family="paragraph" style:parent-style-name="Standard" style:list-style-name="L3">
      <style:text-properties officeooo:paragraph-rsid="001cca6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54333"/>
    </style:style>
    <style:style style:name="T4" style:family="text">
      <style:text-properties officeooo:rsid="001393f5"/>
    </style:style>
    <style:style style:name="T5" style:family="text">
      <style:text-properties officeooo:rsid="001cca63"/>
    </style:style>
    <style:style style:name="T6" style:family="text">
      <style:text-properties style:font-name="DejaVu Sans Condensed" fo:font-size="12pt" officeooo:rsid="00154333" style:font-size-asian="12pt" style:font-size-complex="12pt"/>
    </style:style>
    <style:style style:name="T7" style:family="text">
      <style:text-properties style:font-name="DejaVu Sans Condensed" fo:font-size="12pt" officeooo:rsid="001cca63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d6662" style:font-size-asian="12pt" style:font-weight-asian="bold" style:font-size-complex="12pt" style:font-weight-complex="bold"/>
    </style:style>
    <style:style style:name="T11" style:family="text">
      <style:text-properties officeooo:rsid="001e2a2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"><text:span text:style-name="T11">03 - </text:span>Throttle mapping -- <text:span text:style-name="T1">Base</text:span></text:p>
      <text:p text:style-name="P5">U=Up, D=Down, F=Forward, B=Backward, L=Left, R=Right, P=Press, S-*=Shift-, L-*=Long-</text:p>
      <text:p text:style-name="P1"/>
      <text:p text:style-name="P3">Mode selector</text:p>
      <text:list xml:id="list924112686" text:style-name="L1">
        <text:list-item>
          <text:p text:style-name="P7"><text:span text:style-name="T8">1: </text:span><text:span text:style-name="T6">Radar mode A0 (off), Maverick </text:span><text:span text:style-name="T7">display White-on-black</text:span></text:p>
        </text:list-item>
        <text:list-item>
          <text:p text:style-name="P7"><text:span text:style-name="T6">2: Radar mode A1 (PPI display), Maverick </text:span><text:span text:style-name="T7">display B</text:span><text:span text:style-name="T6">lack-</text:span><text:span text:style-name="T7">on-white</text:span></text:p>
        </text:list-item>
        <text:list-item>
          <text:p text:style-name="P7"><text:span text:style-name="T6">3: Radar mode A2 (B-scope display), Maverick </text:span><text:span text:style-name="T7">display A</text:span><text:span text:style-name="T6">uto</text:span></text:p>
        </text:list-item>
      </text:list>
      <text:p text:style-name="P3">Flaps lever</text:p>
      <text:list xml:id="list165312706" text:style-name="L2">
        <text:list-item>
          <text:p text:style-name="P8"><text:span text:style-name="T1">Axis</text:span><text:span text:style-name="T2">: --</text:span></text:p>
        </text:list-item>
      </text:list>
      <text:p text:style-name="P3">T1 switch</text:p>
      <text:list xml:id="list2739433451" text:style-name="L3">
        <text:list-item>
          <text:p text:style-name="P19"><text:span text:style-name="T8">F: </text:span><text:span text:style-name="T6">Toggle Swed</text:span><text:span text:style-name="T7">ish</text:span><text:span text:style-name="T6"> Electro Rock (walkman)</text:span></text:p>
        </text:list-item>
      </text:list>
      <text:p text:style-name="P3">T2 switch</text:p>
      <text:list xml:id="list1326868243" text:style-name="L4">
        <text:list-item>
          <text:p text:style-name="P9"><text:span text:style-name="T2">F: </text:span><text:span text:style-name="T1">--</text:span></text:p>
        </text:list-item>
      </text:list>
      <text:p text:style-name="P3">T3 switch</text:p>
      <text:list xml:id="list2694011911" text:style-name="L5">
        <text:list-item>
          <text:p text:style-name="P10">F: --</text:p>
        </text:list-item>
      </text:list>
      <text:p text:style-name="P3">T4 switch</text:p>
      <text:list xml:id="list3691674227" text:style-name="L6">
        <text:list-item>
          <text:p text:style-name="P11">F: <text:span text:style-name="T3">Toggle HUD </text:span><text:span text:style-name="T5">glass </text:span><text:span text:style-name="T3">up/down</text:span></text:p>
        </text:list-item>
      </text:list>
      <text:p text:style-name="P6"><text:span text:style-name="T9">Lighted Buttons -- </text:span><text:span text:style-name="T10">Radar stick trigger detents</text:span></text:p>
      <text:list xml:id="list1048958953" text:style-name="L7">
        <text:list-item>
          <text:p text:style-name="P15"><text:span text:style-name="T1">B1</text:span><text:span text:style-name="T2">: </text:span><text:span text:style-name="T3">Radar T0 detent</text:span><text:span text:style-name="T2"><text:tab/></text:span><text:span text:style-name="T1">B2: </text:span><text:span text:style-name="T3">Radar T1 detent</text:span><text:span text:style-name="T1"><text:tab/>B3: </text:span><text:span text:style-name="T3">Radar TV detent</text:span></text:p>
        </text:list-item>
      </text:list>
      <text:list xml:id="list4052096641" text:style-name="L8">
        <text:list-item>
          <text:p text:style-name="P12">B4: --<text:tab/><text:tab/><text:tab/><text:tab/>B5: --<text:tab/><text:tab/><text:tab/><text:tab/>B6: --</text:p>
        </text:list-item>
      </text:list>
      <text:p text:style-name="P3">T5 switch -- <text:span text:style-name="T4">Landing Gear</text:span></text:p>
      <text:list xml:id="list4161024160" text:style-name="L9">
        <text:list-item>
          <text:p text:style-name="P16">U/D: Gear up/down</text:p>
        </text:list-item>
      </text:list>
      <text:p text:style-name="P3">T6 switch</text:p>
      <text:list xml:id="list4065607992" text:style-name="L10">
        <text:list-item>
          <text:p text:style-name="P17">U/D: --</text:p>
        </text:list-item>
      </text:list>
      <text:p text:style-name="P3">T7 switch -- Canopy</text:p>
      <text:list xml:id="list890058779" text:style-name="L11">
        <text:list-item>
          <text:p text:style-name="P18">U/D: Canopy up/down</text:p>
        </text:list-item>
      </text:list>
      <text:p text:style-name="P3">E1 dial -- <text:span text:style-name="T1">Kneeboard</text:span></text:p>
      <text:list xml:id="list2733350065" text:style-name="L12">
        <text:list-item>
          <text:p text:style-name="P13">P: Kneeboard toggle</text:p>
        </text:list-item>
        <text:list-item>
          <text:p text:style-name="P13">Rotate: Flip pages</text:p>
        </text:list-item>
      </text:list>
      <text:p text:style-name="P3">E2 dial -- <text:span text:style-name="T1">NVGs</text:span></text:p>
      <text:list xml:id="list4131479356" text:style-name="L13">
        <text:list-item>
          <text:p text:style-name="P14">P: Toggle NVGs on/off</text:p>
        </text:list-item>
        <text:list-item>
          <text:p text:style-name="P14">Rotate: NVG gain up/down</text:p>
        </text:list-item>
      </text:list>
      <text:p text:style-name="P4"><text:bookmark text:name="docs-internal-guid-d99237a5-7fff-b85b-6bc8-2c924326da95"/><text:s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1-17T12:16:16.261000000</dc:date>
    <meta:editing-duration>PT1H58M26S</meta:editing-duration>
    <meta:editing-cycles>14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2" meta:word-count="153" meta:character-count="795" meta:non-whitespace-character-count="683"/>
  </office:meta>
</office:document-meta>
</file>